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35d47" officeooo:paragraph-rsid="0018e9d6" style:font-size-asian="11pt" style:font-size-complex="11pt"/>
    </style:style>
    <style:style style:name="P2" style:family="paragraph" style:parent-style-name="Standard">
      <style:text-properties officeooo:paragraph-rsid="0018e9d6"/>
    </style:style>
    <style:style style:name="P3" style:family="paragraph" style:parent-style-name="Standard">
      <style:text-properties fo:font-weight="bold" officeooo:paragraph-rsid="0018e9d6" style:font-weight-asian="bold" style:font-weight-complex="bold"/>
    </style:style>
    <style:style style:name="P4" style:family="paragraph" style:parent-style-name="Standard">
      <style:text-properties officeooo:rsid="0018e9d6" officeooo:paragraph-rsid="0018e9d6"/>
    </style:style>
    <style:style style:name="P5" style:family="paragraph" style:parent-style-name="normal" style:list-style-name="WWNum1">
      <style:paragraph-properties fo:margin-left="0.5in" fo:margin-right="0in" fo:text-indent="-0.25in" style:auto-text-indent="false"/>
      <style:text-properties fo:font-size="11pt" officeooo:rsid="00135d47" officeooo:paragraph-rsid="0018e9d6" style:font-size-asian="11pt" style:font-size-complex="11pt"/>
    </style:style>
    <style:style style:name="P6" style:family="paragraph" style:parent-style-name="normal" style:list-style-name="WWNum1">
      <style:paragraph-properties fo:margin-left="0in" fo:margin-right="0in" fo:text-indent="0in" style:auto-text-indent="false"/>
      <style:text-properties fo:font-size="11pt" officeooo:rsid="00135d47" officeooo:paragraph-rsid="0018e9d6" style:font-size-asian="11pt" style:font-size-complex="11pt"/>
    </style:style>
    <style:style style:name="P7" style:family="paragraph" style:parent-style-name="normal" style:master-page-name="Standard">
      <style:paragraph-properties fo:text-align="center" style:justify-single-word="false" style:page-number="1" fo:break-before="auto" fo:break-after="auto"/>
      <style:text-properties fo:font-size="11pt" officeooo:rsid="00135d47" officeooo:paragraph-rsid="0018e9d6" style:font-size-asian="11pt" style:font-size-complex="11pt"/>
    </style:style>
    <style:style style:name="P8" style:family="paragraph" style:parent-style-name="normal">
      <style:paragraph-properties fo:text-align="center" style:justify-single-word="false"/>
      <style:text-properties officeooo:paragraph-rsid="0018e9d6"/>
    </style:style>
    <style:style style:name="P9" style:family="paragraph" style:parent-style-name="normal">
      <style:paragraph-properties fo:text-align="center" style:justify-single-word="false" fo:break-before="auto" fo:break-after="auto"/>
      <style:text-properties fo:font-weight="bold" officeooo:paragraph-rsid="0018e9d6" style:font-weight-asian="bold"/>
    </style:style>
    <style:style style:name="P10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officeooo:paragraph-rsid="0018e9d6"/>
    </style:style>
    <style:style style:name="P11" style:family="paragraph" style:parent-style-name="normal">
      <style:paragraph-properties fo:break-before="auto" fo:break-after="auto"/>
      <style:text-properties style:font-name="FreeSans" fo:font-size="11pt" officeooo:paragraph-rsid="0018e9d6" style:font-size-asian="11pt" style:font-size-complex="11pt"/>
    </style:style>
    <style:style style:name="P12" style:family="paragraph" style:parent-style-name="normal">
      <style:text-properties style:font-name="FreeSans" fo:font-size="11pt" officeooo:rsid="00135d47" officeooo:paragraph-rsid="0018e9d6" style:font-name-asian="Courier New1" style:font-size-asian="11pt" style:font-name-complex="Courier New1" style:font-size-complex="11pt"/>
    </style:style>
    <style:style style:name="T1" style:family="text">
      <style:text-properties officeooo:rsid="0014d49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4d49d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8e9d6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35d47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35d47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officeooo:rsid="0014d49d" style:font-name-asian="Times New Roman1" style:font-name-complex="Times New Roman1"/>
    </style:style>
    <style:style style:name="T10" style:family="text">
      <style:text-properties officeooo:rsid="0018e9d6"/>
    </style:style>
    <style:style style:name="T11" style:family="text">
      <style:text-properties fo:font-weight="bold" style:font-weight-asian="bold"/>
    </style:style>
    <style:style style:name="T12" style:family="text">
      <style:text-properties fo:color="#1155cc" loext:opacity="100%" style:text-underline-style="solid" style:text-underline-width="auto" style:text-underline-color="font-color"/>
    </style:style>
    <style:style style:name="T13" style:family="text">
      <style:text-properties officeooo:rsid="0014d49d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overy of P. aeruginosa LTTR protein sequences from IMG Database</text:p>
      <text:p text:style-name="P2"/>
      <text:p text:style-name="P1"><text:span text:style-name="T4">1. </text:span><text:span text:style-name="T2">LysR protein sequences were retrieved from all the </text:span><text:span text:style-name="T6">P.aeruginosa</text:span><text:span text:style-name="T2"> genomes present in the Integrated Microbial Genomes (IMG) database - <text:s/>COG0583, Pfam00126 and Pfam03466</text:span></text:p>
      <text:p text:style-name="P8"><text:span text:style-name="T8"/></text:p>
      <text:p text:style-name="P8"><text:span text:style-name="T11">Method for retrieving genomes from IMG database</text:span></text:p>
      <text:p text:style-name="P9"><text:span text:style-name="T11"/></text:p>
      <text:list xml:id="list419591693" text:style-name="WWNum1">
        <text:list-item>
          <text:p text:style-name="P10">Find functions</text:p>
        </text:list-item>
        <text:list-item>
          <text:p text:style-name="P10">Function search</text:p>
        </text:list-item>
        <text:list-item>
          <text:p text:style-name="P10">Keyword - <text:span text:style-name="T5">COG0583/Pfam00126/Pfam03466</text:span></text:p>
        </text:list-item>
        <text:list-item>
          <text:p text:style-name="P10">Filter by Pfam/<text:span text:style-name="T10">COG</text:span></text:p>
        </text:list-item>
        <text:list-item>
          <text:p text:style-name="P10">Sequencing status - all finished,draft and permanent</text:p>
        </text:list-item>
        <text:list-item>
          <text:p text:style-name="P10">Domain - <text:span text:style-name="T10">B</text:span>acteria</text:p>
        </text:list-item>
        <text:list-item>
          <text:p text:style-name="P10">Press the show button</text:p>
        </text:list-item>
        <text:list-item>
          <text:p text:style-name="P10">Select all Pseudomonas Aeruginosa</text:p>
        </text:list-item>
        <text:list-item>
          <text:p text:style-name="P10">723 genomes selected</text:p>
        </text:list-item>
        <text:list-item>
          <text:p text:style-name="P10">Press go</text:p>
        </text:list-item>
        <text:list-item>
          <text:p text:style-name="P10">Click into genome count</text:p>
        </text:list-item>
        <text:list-item>
          <text:p text:style-name="P10">Select all </text:p>
        </text:list-item>
        <text:list-item>
          <text:p text:style-name="P10">Add all to genome cart</text:p>
        </text:list-item>
        <text:list-item>
          <text:p text:style-name="P10">Table configuration – add <text:span text:style-name="T10">relative column</text:span></text:p>
        </text:list-item>
        <text:list-item>
          <text:p text:style-name="P10">Press redisplay button</text:p>
        </text:list-item>
        <text:list-item>
          <text:p text:style-name="P5"><text:span text:style-name="T2">Export – </text:span><text:span text:style-name="T4">fasta format</text:span></text:p>
          <text:p text:style-name="P6"><text:span text:style-name="T4"/></text:p>
          <text:p text:style-name="P6"><text:span text:style-name="T4">2. </text:span><text:span text:style-name="T3">Concat</text:span><text:span text:style-name="T4">enate all files together using command line </text:span><text:span text:style-name="T3"><text:s/></text:span></text:p>
        </text:list-item>
      </text:list>
      <text:p text:style-name="P1"><text:span text:style-name="T2"/></text:p>
      <text:p text:style-name="P2"><text:span text:style-name="T4">3. Keep only </text:span><text:span text:style-name="T5">LysR </text:span><text:span text:style-name="T3">AA</text:span><text:span text:style-name="T5"> sequences </text:span><text:span text:style-name="T3">between</text:span><text:span text:style-name="T5"> 150</text:span><text:span text:style-name="T3"> </text:span><text:span text:style-name="T5">and 350 </text:span><text:span text:style-name="T3">AA in length</text:span></text:p>
      <text:p text:style-name="P2"><text:span text:style-name="T3"/></text:p>
      <text:p text:style-name="P2"><text:span text:style-name="T10">U</text:span>sing <text:a xlink:type="simple" xlink:href="https://usegalaxy.org/root?tool_id=fasta_filter_by_length" text:style-name="Standard" text:visited-style-name="Standard"><text:span text:style-name="T12">https://usegalaxy.org/root?tool_id=fasta_filter_by_length</text:span></text:a>, <text:span text:style-name="T10">remove</text:span> all sequences greater than 350 and less than 150.</text:p>
      <text:p text:style-name="P2"/>
      <text:p text:style-name="P4">4. Remove all duplicates.</text:p>
      <text:p text:style-name="P11"/>
      <text:p text:style-name="P12"><text:span text:style-name="T13">biolinux@biolinux-VirtualBox[biolinux] sed -e '/^&gt;/s/$/@/' -e 's/^&gt;/#/' galaxy.fasta | tr -d '\n' | tr "#" "\n" | tr "@" "\t" | sort -u -k1,1 | sed -e 's/^/&gt;/' -e 's/\t/\n/' &gt; galaxy_no_duplicates.fa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08:56.354885708</meta:creation-date>
    <dc:date>2023-12-01T18:17:18.171116188</dc:date>
    <meta:editing-duration>PT8M22S</meta:editing-duration>
    <meta:editing-cycles>1</meta:editing-cycles>
    <meta:document-statistic meta:table-count="0" meta:image-count="0" meta:object-count="0" meta:page-count="1" meta:paragraph-count="25" meta:word-count="182" meta:character-count="1138" meta:non-whitespace-character-count="991"/>
    <meta:generator>LibreOffice/7.3.7.2$Linux_X86_64 LibreOffice_project/30$Build-2</meta:generator>
  </office:meta>
</office:document-meta>
</file>